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adornments="Regular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4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svg:stroke-color="#000000" svg:stroke-linecap="round" draw:fill="solid" draw:fill-color="#000000" draw:textarea-horizontal-align="justify" draw:textarea-vertical-align="middle" draw:auto-grow-height="false"/>
    </style:style>
    <style:style style:name="gr7" style:family="graphic" style:parent-style-name="Objet_20_sans_20_remplissage_20_et_20_sans_20_ligne">
      <style:graphic-properties draw:textarea-vertical-align="middle" draw:ole-draw-aspect="1"/>
    </style:style>
    <style:style style:name="gr8" style:family="graphic" style:parent-style-name="measure" style:list-style-name="L1">
      <style:graphic-properties draw:textarea-vertical-align="middle" draw:line-distance="0cm" draw:guide-overhang="0cm" draw:guide-distance="0cm"/>
    </style:style>
    <style:style style:name="P1" style:family="paragraph">
      <style:paragraph-properties fo:margin-left="0cm" fo:margin-right="2cm" fo:text-align="center" fo:text-indent="0.9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0.4cm" svg:height="0.4cm" svg:x="3.98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4cm" svg:height="0.4cm" svg:x="5.988cm" svg:y="3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33cm" svg:y1="5.735cm" svg:x2="6.046cm" svg:y2="3.819cm" draw:start-shape="id1" draw:start-glue-point="11" draw:end-shape="id2" draw:end-glue-point="7" svg:d="M4330 5735l1716-1916" svg:viewBox="0 0 1717 1917">
          <text:p/>
        </draw:connector>
        <draw:custom-shape draw:style-name="gr3" draw:text-style-name="P1" draw:layer="layout" svg:width="5.4cm" svg:height="5.4cm" svg:x="1.488cm" svg:y="3.177cm">
          <text:p/>
          <draw:enhanced-geometry draw:glue-point-type="segments" draw:type="mso-spt100" draw:modifiers="179.407850820602 90.226365954776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1" draw:layer="layout" svg:width="5.4cm" svg:height="5.4cm" svg:x="3.488cm" svg:y="0.977cm">
          <text:p/>
          <draw:enhanced-geometry draw:glue-point-type="segments" draw:type="mso-spt100" draw:modifiers="0.740562252756446 -90.221789006457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0.4cm" svg:height="0.4cm" svg:x="2.788cm" svg:y="8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1.388cm" svg:y="8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4cm" svg:height="0.4cm" svg:x="3.388cm" svg:y="7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1.088cm" svg:y="6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4cm" svg:height="0.4cm" svg:x="2.588cm" svg:y="6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4cm" svg:height="0.4cm" svg:x="6.388cm" svg:y="1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4cm" svg:height="0.4cm" svg:x="8.088cm" svg:y="2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8.588cm" svg:y="4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4.788cm" svg:y="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2.788cm" svg:y="3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588cm" svg:y1="7.877cm" svg:x2="4.046cm" svg:y2="6.019cm" draw:start-shape="id3" draw:start-glue-point="4" draw:end-shape="id1" draw:end-glue-point="7" svg:d="M3588 7877l458-1858" svg:viewBox="0 0 459 1859">
          <text:p/>
        </draw:connector>
        <draw:connector draw:style-name="gr4" draw:text-style-name="P1" draw:layer="layout" draw:type="line" svg:x1="2.988cm" svg:y1="6.277cm" svg:x2="4.046cm" svg:y2="6.019cm" draw:start-shape="id4" draw:start-glue-point="10" draw:end-shape="id1" draw:end-glue-point="7" svg:d="M2988 6277l1058-258" svg:viewBox="0 0 1059 259">
          <text:p/>
        </draw:connector>
        <draw:connector draw:style-name="gr4" draw:text-style-name="P1" draw:layer="layout" draw:type="line" svg:x1="6.33cm" svg:y1="3.535cm" svg:x2="8.146cm" svg:y2="2.819cm" draw:start-shape="id2" draw:start-glue-point="11" draw:end-shape="id5" draw:end-glue-point="7" svg:d="M6330 3535l1816-716" svg:viewBox="0 0 1817 717">
          <text:p/>
        </draw:connector>
        <draw:connector draw:style-name="gr4" draw:text-style-name="P1" draw:layer="layout" draw:type="line" svg:x1="6.188cm" svg:y1="3.477cm" svg:x2="6.588cm" svg:y2="1.577cm" draw:start-shape="id2" draw:start-glue-point="4" draw:end-shape="id6" draw:end-glue-point="8" svg:d="M6188 3477l400-1900" svg:viewBox="0 0 401 1901">
          <text:p/>
        </draw:connector>
        <draw:line draw:style-name="gr5" draw:text-style-name="P1" draw:layer="layout" svg:x1="4.188cm" svg:y1="5.877cm" svg:x2="2.288cm" svg:y2="7.777cm">
          <text:p/>
        </draw:line>
        <draw:line draw:style-name="gr5" draw:text-style-name="P1" draw:layer="layout" svg:x1="8.088cm" svg:y1="1.777cm" svg:x2="6.188cm" svg:y2="3.677cm">
          <text:p/>
        </draw:line>
        <draw:custom-shape draw:style-name="gr6" draw:text-style-name="P1" draw:layer="layout" svg:width="3.213cm" svg:height="2.492cm" draw:transform="skewX (0.0891863247769103) rotate (1.97274565352919) translate (2.807cm 8.204cm)">
          <text:p/>
          <draw:enhanced-geometry svg:viewBox="0 0 21600 21600" draw:type="block-arc" draw:modifiers="-120.842100876924 10762.41752994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7" draw:text-style-name="P2" draw:layer="layout" svg:width="0.2cm" svg:height="0.474cm" svg:x="3.997cm" svg:y="3.83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2" draw:layer="layout" svg:width="0.559cm" svg:height="0.466cm" svg:x="1.588cm" svg:y="6.27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2" draw:layer="layout" svg:width="1.177cm" svg:height="0.462cm" svg:x="2.488cm" svg:y="5.07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measure draw:style-name="gr8" draw:text-style-name="P3" draw:layer="measurelines" svg:x1="1.503cm" svg:y1="5.603cm" svg:x2="4.202cm" svg:y2="5.603cm">
          <text:p text:style-name="P3"/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Math" svg:font-family="'Latin Modern Math'" style:font-adornments="Regular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3T18:02:16.795139677</meta:creation-date>
    <dc:date>2014-11-13T19:24:49.911184431</dc:date>
    <meta:editing-duration>PT36M27S</meta:editing-duration>
    <meta:editing-cycles>2</meta:editing-cycles>
    <meta:generator>LibreOffice/4.2.7.2$Linux_X86_64 LibreOffice_project/420m0$Build-2</meta:generator>
    <meta:document-statistic meta:object-count="26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sub>
      <mi mathvariant="normal">θ</mi>
      <mi>c</mi>
    </msub>
    <annotation encoding="StarMath 5.0">%theta_c</annotation>
  </semantics>
</math>
</file>

<file path=Object 3/content.xml><?xml version="1.0" encoding="utf-8"?>
<math xmlns="http://www.w3.org/1998/Math/MathML" display="block">
  <semantics>
    <msub>
      <mi mathvariant="normal">Δ</mi>
      <mrow>
        <mi mathvariant="italic">max</mi>
        <mi>,</mi>
        <mi>c</mi>
      </mrow>
    </msub>
    <annotation encoding="StarMath 5.0">%DELTA_{max,c}</annotation>
  </semantics>
</math>
</file>